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357" officeooo:paragraph-rsid="001d7357"/>
    </style:style>
    <style:style style:name="P2" style:family="paragraph" style:parent-style-name="Standard">
      <style:text-properties officeooo:rsid="001d7357" officeooo:paragraph-rsid="002704c6"/>
    </style:style>
    <style:style style:name="P3" style:family="paragraph" style:parent-style-name="Standard">
      <style:text-properties officeooo:paragraph-rsid="001d7357"/>
    </style:style>
    <style:style style:name="P4" style:family="paragraph" style:parent-style-name="Standard">
      <style:text-properties officeooo:rsid="002a69a0" officeooo:paragraph-rsid="002a69a0"/>
    </style:style>
    <style:style style:name="P5" style:family="paragraph" style:parent-style-name="Text_20_body">
      <style:text-properties officeooo:paragraph-rsid="002de747"/>
    </style:style>
    <style:style style:name="P6" style:family="paragraph" style:parent-style-name="Text_20_body">
      <style:text-properties officeooo:rsid="002ee6d5" officeooo:paragraph-rsid="002ee6d5"/>
    </style:style>
    <style:style style:name="P7" style:family="paragraph" style:parent-style-name="Text_20_body">
      <style:text-properties officeooo:rsid="0039a460" officeooo:paragraph-rsid="0039a460"/>
    </style:style>
    <style:style style:name="P8" style:family="paragraph" style:parent-style-name="Text_20_body">
      <style:text-properties fo:color="#000000" loext:opacity="100%" fo:language="zxx" fo:country="none" style:text-underline-style="none" officeooo:rsid="0034340f" officeooo:paragraph-rsid="0034340f" style:language-asian="zxx" style:country-asian="none" style:language-complex="zxx" style:country-complex="none"/>
    </style:style>
    <style:style style:name="P9" style:family="paragraph" style:parent-style-name="Text_20_body">
      <style:text-properties officeooo:rsid="001d7357" officeooo:paragraph-rsid="003ceb37"/>
    </style:style>
    <style:style style:name="P10" style:family="paragraph" style:parent-style-name="Text_20_body" style:list-style-name="List_20_1"/>
    <style:style style:name="T1" style:family="text">
      <style:text-properties officeooo:rsid="001d7357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2d99"/>
    </style:style>
    <style:style style:name="T5" style:family="text">
      <style:text-properties officeooo:rsid="002298ba"/>
    </style:style>
    <style:style style:name="T6" style:family="text">
      <style:text-properties officeooo:rsid="0023f029"/>
    </style:style>
    <style:style style:name="T7" style:family="text">
      <style:text-properties officeooo:rsid="0025d580"/>
    </style:style>
    <style:style style:name="T8" style:family="text">
      <style:text-properties officeooo:rsid="002704c6"/>
    </style:style>
    <style:style style:name="T9" style:family="text">
      <style:text-properties officeooo:rsid="0028e828"/>
    </style:style>
    <style:style style:name="T10" style:family="text">
      <style:text-properties officeooo:rsid="002bf55e"/>
    </style:style>
    <style:style style:name="T11" style:family="text">
      <style:text-properties officeooo:rsid="002d8748"/>
    </style:style>
    <style:style style:name="T12" style:family="text">
      <style:text-properties officeooo:rsid="002de747"/>
    </style:style>
    <style:style style:name="T13" style:family="text">
      <style:text-properties officeooo:rsid="002eb772"/>
    </style:style>
    <style:style style:name="T14" style:family="text">
      <style:text-properties officeooo:rsid="003802c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9c1d5"/>
    </style:style>
    <style:style style:name="T17" style:family="text">
      <style:text-properties officeooo:rsid="003b3362"/>
    </style:style>
    <style:style style:name="T18" style:family="text">
      <style:text-properties officeooo:rsid="00318df9"/>
    </style:style>
    <style:style style:name="T19" style:family="text">
      <style:text-properties officeooo:rsid="003b410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802cf" style:font-style-asian="normal" style:font-style-complex="normal"/>
    </style:style>
    <style:style style:name="T22" style:family="text">
      <style:text-properties officeooo:rsid="003ceb37"/>
    </style:style>
    <style:style style:name="T23" style:family="text">
      <style:text-properties officeooo:rsid="002ee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HP and AJAX</text:h>
      <text:p text:style-name="Text_20_body"/>
      <text:p text:style-name="P7"><text:span text:style-name="T15">NOTE:</text:span> Bootstrap framework include<text:span text:style-name="T16">s</text:span> Javascript and jQuery capabiltiy</text:p>
      <text:p text:style-name="P9"><text:a xlink:type="simple" xlink:href="https://www.xspdf.com/resolution/51000453.html" text:style-name="Internet_20_link" text:visited-style-name="Visited_20_Internet_20_Link">Short AJAX introduction</text:a> <text:span text:style-name="T22">that </text:span><text:span text:style-name="T23">mentions jQuery in conjunction with PHP.</text:span></text:p>
      <text:h text:style-name="Heading_20_3" text:outline-level="3">Discussions on AJAX w/o jQuery</text:h>
      <text:p text:style-name="Text_20_body"/>
      <text:list xml:id="list4269100748" text:style-name="List_20_1">
        <text:list-item>
          <text:p text:style-name="P10">W3Schools <text:span text:style-name="T17">t</text:span>utorial on AJAX withou<text:span text:style-name="T16">t</text:span> <text:span text:style-name="T16">using</text:span> jQuery: <text:a xlink:type="simple" xlink:href="https://www.w3schools.com/js/js_ajax_intro.asp" text:style-name="Internet_20_link" text:visited-style-name="Visited_20_Internet_20_Link"><text:span text:style-name="T18">JS AJAX</text:span></text:a></text:p>
        </text:list-item>
        <text:list-item>
          <text:p text:style-name="P10"><text:a xlink:type="simple" xlink:href="https://www.tutsmake.com/how-to-fetch-data-from-database-in-php-using-ajax/" text:style-name="Internet_20_link" text:visited-style-name="Visited_20_Internet_20_Link">How to Fetch Data from Database in PHP using AJAX</text:a></text:p>
        </text:list-item>
        <text:list-item>
          <text:p text:style-name="P10"><text:a xlink:type="simple" xlink:href="https://blog.garstasio.com/you-dont-need-jquery/ajax/#jsonp" text:style-name="Internet_20_link" text:visited-style-name="Visited_20_Internet_20_Link">You Don’t Need jQuery</text:a></text:p>
        </text:list-item>
        <text:list-item>
          <text:p text:style-name="P10">How to use <text:a xlink:type="simple" xlink:href="https://kcode.co.za/how-to-use-ajax-in-vanilla-javascript-without-jquery/" text:style-name="Internet_20_link" text:visited-style-name="Visited_20_Internet_20_Link">AJAX in vanilla JavaScript without jQuery</text:a> <text:span text:style-name="T19">written in 2020</text:span></text:p>
        </text:list-item>
        <text:list-item>
          <text:p text:style-name="P10"><text:a xlink:type="simple" xlink:href="http://youmightnotneedjquery.com/" text:style-name="Internet_20_link" text:visited-style-name="Visited_20_Internet_20_Link"><text:span text:style-name="T20">You Might not Need jQuery</text:span></text:a><text:span text:style-name="T20"> website and </text:span><text:span text:style-name="T21">its </text:span><text:a xlink:type="simple" xlink:href="https://github.com/HubSpot/YouMightNotNeedjQuery" text:style-name="Internet_20_link" text:visited-style-name="Visited_20_Internet_20_Link"><text:span text:style-name="T20">github repository</text:span></text:a></text:p>
        </text:list-item>
        <text:list-item>
          <text:p text:style-name="P10"><text:a xlink:type="simple" xlink:href="https://www.sitepoint.com/guide-vanilla-ajax-without-jquery/" text:style-name="Internet_20_link" text:visited-style-name="Visited_20_Internet_20_Link">Vanilla Ajax without jQuery</text:a></text:p>
        </text:list-item>
      </text:list>
      <text:h text:style-name="Heading_20_3" text:outline-level="3">Stackoverflow Replies to <text:span text:style-name="T1"><text:s/></text:span><text:a xlink:type="simple" xlink:href="https://stackoverflow.com/questions/8567114/how-to-make-an-ajax-call-without-jquery" text:style-name="Internet_20_link" text:visited-style-name="Visited_20_Internet_20_Link"><text:span text:style-name="T1">How to make an AJAX call without jQuery?</text:span></text:a><text:span text:style-name="T1"> </text:span></text:h>
      <text:p text:style-name="P4"/>
      <text:p text:style-name="P3"><text:span text:style-name="T19">While t</text:span><text:span text:style-name="T11">h</text:span><text:span text:style-name="T19">e </text:span><text:span text:style-name="T11">question is over eight years old, </text:span><text:span text:style-name="T19">t</text:span><text:span text:style-name="T4">he r</text:span><text:span text:style-name="T1">eplies </text:span><text:span text:style-name="T10">i</text:span><text:span text:style-name="T4">nclude good source code examples and </text:span><text:span text:style-name="T11">initial </text:span><text:span text:style-name="T4">comments </text:span><text:span text:style-name="T11">like these:</text:span></text:p>
      <text:p text:style-name="P1"/>
      <text:p text:style-name="P3">Please note that whilst a lot of the answers here suggest listening for <text:span text:style-name="T2">readystatechange</text:span>, modern browsers now support the <text:span text:style-name="T2">load</text:span>, <text:span text:style-name="T2">abort</text:span>, <text:span text:style-name="T2">progress</text:span> and <text:span text:style-name="T2">error</text:span> events for <text:span text:style-name="T2">XMLHttpRequest</text:span> (you'll probably only care about <text:span text:style-name="T2">load</text:span> though)</text:p>
      <text:p text:style-name="P3"/>
      <text:p text:style-name="P3">@ImadoddinIbnAlauddin for instance when it's main functionality (DOM traversing) not needed.</text:p>
      <text:p text:style-name="P3"/>
      <text:h text:style-name="Heading_20_3" text:outline-level="3"/>
      <text:p text:style-name="P5"/>
      <text:p text:style-name="P5"><text:span text:style-name="T12">Shows the full AJX calls with vanilla javascript and with </text:span><text:span text:style-name="T13">the shorter </text:span><text:span text:style-name="T12">jQuery.</text:span></text:p>
      <text:p text:style-name="P5"/>
      <text:p text:style-name="Text_20_body"/>
      <text:p text:style-name="P6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08:11:17.601715221</meta:creation-date>
    <dc:date>2020-11-23T20:08:19.235471072</dc:date>
    <meta:editing-duration>PT53M12S</meta:editing-duration>
    <meta:editing-cycles>32</meta:editing-cycles>
    <meta:generator>LibreOffice/7.0.2.2$Linux_X86_64 LibreOffice_project/00$Build-2</meta:generator>
    <meta:document-statistic meta:table-count="0" meta:image-count="0" meta:object-count="0" meta:page-count="1" meta:paragraph-count="15" meta:word-count="170" meta:character-count="1047" meta:non-whitespace-character-count="896"/>
  </office:meta>
</office:document-meta>
</file>